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6264in" fo:margin-left="-0.5451in" fo:margin-top="0in" fo:margin-bottom="0in" table:align="left" style:writing-mode="lr-tb"/>
    </style:style>
    <style:style style:name="Table1.A" style:family="table-column">
      <style:table-column-properties style:column-width="1.5181in"/>
    </style:style>
    <style:style style:name="Table1.B" style:family="table-column">
      <style:table-column-properties style:column-width="1.0486in"/>
    </style:style>
    <style:style style:name="Table1.C" style:family="table-column">
      <style:table-column-properties style:column-width="2.091in"/>
    </style:style>
    <style:style style:name="Table1.D" style:family="table-column">
      <style:table-column-properties style:column-width="2.968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B1" style:family="table-cell">
      <style:table-cell-properties fo:background-color="#5b9bd5" fo:padding-left="0.0785in" fo:padding-right="0.075in" fo:padding-top="0in" fo:padding-bottom="0in" fo:border-left="0.5pt solid #5b9bd5" fo:border-right="none" fo:border-top="0.5pt solid #5b9bd5" fo:border-bottom="0.5pt solid #5b9bd5">
        <style:background-image/>
      </style:table-cell-properties>
    </style:style>
    <style:style style:name="Table1.A2" style:family="table-cell">
      <style:table-cell-properties fo:background-color="#ffffff" fo:padding-left="0.0785in" fo:padding-right="0.075in" fo:padding-top="0in" fo:padding-bottom="0in" fo:border="0.5pt solid #9cc2e5">
        <style:background-image/>
      </style:table-cell-properties>
    </style:style>
    <style:style style:name="Table1.B2" style:family="table-cell">
      <style:table-cell-properties fo:background-color="#ffffff" fo:padding-left="0.0785in" fo:padding-right="0.075in" fo:padding-top="0in" fo:padding-bottom="0in" fo:border-left="0.5pt solid #9cc2e5" fo:border-right="none" fo:border-top="0.5pt solid #9cc2e5" fo:border-bottom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-left="0.5pt solid #9cc2e5" fo:border-right="none" fo:border-top="0.5pt solid #9cc2e5" fo:border-bottom="0.5pt solid #9cc2e5"/>
    </style:style>
    <style:style style:name="Table1.C3" style:family="table-cell">
      <style:table-cell-properties fo:padding-left="0.0785in" fo:padding-right="0.075in" fo:padding-top="0in" fo:padding-bottom="0in" fo:border-left="0.5pt solid #9cc2e5" fo:border-right="none" fo:border-top="0.5pt solid #9cc2e5" fo:border-bottom="0.5pt solid #9cc2e5"/>
    </style:style>
    <style:style style:name="Table1.D3" style:family="table-cell">
      <style:table-cell-properties fo:padding-left="0.0785in" fo:padding-right="0.075in" fo:padding-top="0in" fo:padding-bottom="0in" fo:border="0.5pt solid #9cc2e5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none"/>
    </style:style>
    <style:style style:name="P5" style:family="paragraph" style:parent-style-name="Standard">
      <style:text-properties fo:language="en" fo:country="none" fo:font-weight="bold" officeooo:paragraph-rsid="0015623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1a190"/>
    </style:style>
    <style:style style:name="P7" style:family="paragraph" style:parent-style-name="Standard">
      <style:text-properties fo:color="#ffffff" officeooo:paragraph-rsid="0015623c"/>
    </style:style>
    <style:style style:name="P8" style:family="paragraph" style:parent-style-name="Standard">
      <style:text-properties fo:color="#ffffff" fo:font-weight="bold" officeooo:paragraph-rsid="0015623c" style:font-weight-asian="bold" style:font-weight-complex="bold"/>
    </style:style>
    <style:style style:name="P9" style:family="paragraph" style:parent-style-name="Standard">
      <style:text-properties fo:font-weight="bold" officeooo:paragraph-rsid="0015623c" style:font-weight-asian="bold" style:font-weight-complex="bold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officeooo:rsid="0011b029"/>
    </style:style>
    <style:style style:name="T3" style:family="text">
      <style:text-properties fo:language="en" fo:country="none" officeooo:rsid="0015623c"/>
    </style:style>
    <style:style style:name="T4" style:family="text">
      <style:text-properties officeooo:rsid="0011a190"/>
    </style:style>
    <style:style style:name="T5" style:family="text">
      <style:text-properties fo:color="#a9b7c6" style:font-name="Source Code Pro" fo:font-size="10.5pt" fo:background-color="#344134" loext:char-shading-value="0"/>
    </style:style>
    <style:style style:name="T6" style:family="text">
      <style:text-properties fo:color="#a9b7c6" style:font-name="Source Code Pro" fo:font-size="10.5pt" officeooo:rsid="0011a190" fo:background-color="#344134" loext:char-shading-value="0"/>
    </style:style>
    <style:style style:name="T7" style:family="text">
      <style:text-properties fo:color="#a9b7c6" style:font-name="Source Code Pro" fo:font-size="10.5pt" officeooo:rsid="0011b029" fo:background-color="#344134" loext:char-shading-value="0"/>
    </style:style>
    <style:style style:name="T8" style:family="text">
      <style:text-properties fo:color="#a9b7c6" style:font-name="Source Code Pro" fo:font-size="10.5pt" officeooo:rsid="0016c29a" fo:background-color="#344134" loext:char-shading-value="0"/>
    </style:style>
    <style:style style:name="T9" style:family="text">
      <style:text-properties fo:color="#a9b7c6" style:font-name="Source Code Pro" fo:font-size="10.5pt" officeooo:rsid="0016d979" fo:background-color="#344134" loext:char-shading-value="0"/>
    </style:style>
    <style:style style:name="T10" style:family="text">
      <style:text-properties fo:color="#a9b7c6" style:font-name="Source Code Pro" fo:font-size="10.5pt" officeooo:rsid="00171310" fo:background-color="#344134" loext:char-shading-value="0"/>
    </style:style>
    <style:style style:name="T11" style:family="text">
      <style:text-properties fo:font-weight="bold" officeooo:rsid="0011a190" style:font-weight-asian="bold" style:font-weight-complex="bold"/>
    </style:style>
    <style:style style:name="T12" style:family="text">
      <style:text-properties fo:font-weight="bold" officeooo:rsid="0015623c" style:font-weight-asian="bold" style:font-weight-complex="bold"/>
    </style:style>
    <style:style style:name="T13" style:family="text">
      <style:text-properties officeooo:rsid="0011b029"/>
    </style:style>
    <style:style style:name="T14" style:family="text">
      <style:text-properties officeooo:rsid="0012845d"/>
    </style:style>
    <style:style style:name="T15" style:family="text">
      <style:text-properties officeooo:rsid="0015623c"/>
    </style:style>
    <style:style style:name="T16" style:family="text"/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{<text:span text:style-name="T14">d.title</text:span>}</text:p>
      <text:p text:style-name="P3"/>
      <text:p text:style-name="P6">{<text:span text:style-name="T15">d.</text:span>tableLabel}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bookmark-start text:name="__DdeLink__48_1475385647"/><text:span text:style-name="T11">{</text:span><text:span text:style-name="T12">d.</text:span><text:span text:style-name="T5">fieldNames.</text:span><text:span text:style-name="T10">nom</text:span><text:span text:style-name="T6">}</text:span><text:bookmark-end text:name="__DdeLink__48_1475385647"/></text:p>
          </table:table-cell>
          <table:table-cell table:style-name="Table1.B1" office:value-type="string">
            <text:p text:style-name="P8"><text:span text:style-name="T4">{d.</text:span><text:span text:style-name="T5">fieldNames.</text:span><text:span text:style-name="T10">prenom</text:span><text:span text:style-name="T6">}</text:span></text:p>
          </table:table-cell>
          <table:table-cell table:style-name="Table1.B1" office:value-type="string">
            <text:p text:style-name="P8"><text:span text:style-name="T4">{d.</text:span><text:span text:style-name="T5">fieldNames.</text:span><text:span text:style-name="T10">organisme</text:span><text:span text:style-name="T6">}</text:span></text:p>
          </table:table-cell>
          <table:table-cell table:style-name="Table1.A1" office:value-type="string">
            <text:p text:style-name="P8"><text:span text:style-name="T4">{d.</text:span><text:span text:style-name="T5">fieldNames.</text:span><text:span text:style-name="T10">proCourriel</text:span><text:span text:style-name="T6">}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1">{</text:span><text:span text:style-name="T3">d.</text:span><text:span text:style-name="T1">d</text:span><text:span text:style-name="T2">ata[i].nom</text:span><text:span text:style-name="T1">}</text:span></text:p>
          </table:table-cell>
          <table:table-cell table:style-name="Table1.B2" office:value-type="string">
            <text:p text:style-name="P9"><text:span text:style-name="T1">{</text:span><text:span text:style-name="T3">d.</text:span><text:span text:style-name="T1">d</text:span><text:span text:style-name="T2">ata[i].prenom</text:span><text:span text:style-name="T1">}</text:span></text:p>
          </table:table-cell>
          <table:table-cell table:style-name="Table1.B2" office:value-type="string">
            <text:p text:style-name="P9"><text:span text:style-name="T1">{</text:span><text:span text:style-name="T3">d.</text:span><text:span text:style-name="T1">d</text:span><text:span text:style-name="T2">ata[i].organisme</text:span><text:span text:style-name="T1">}</text:span></text:p>
          </table:table-cell>
          <table:table-cell table:style-name="Table1.A2" office:value-type="string">
            <text:p text:style-name="P9"><text:span text:style-name="T1">{</text:span><text:span text:style-name="T3">d.</text:span><text:span text:style-name="T1">d</text:span><text:span text:style-name="T2">ata[i].proCourriel</text:span><text:span text:style-name="T1">}</text:span></text:p>
          </table:table-cell>
        </table:table-row>
        <table:table-row table:style-name="Table1.1">
          <table:table-cell table:style-name="Table1.A3" office:value-type="string">
            <text:p text:style-name="P9"><text:span text:style-name="T1">{</text:span><text:span text:style-name="T3">d.</text:span><text:span text:style-name="T1">d</text:span><text:span text:style-name="T2">ata[i+1].nom</text:span><text:span text:style-name="T1">}</text:span></text:p>
          </table:table-cell>
          <table:table-cell table:style-name="Table1.B3" office:value-type="string">
            <text:p text:style-name="P5">{<text:span text:style-name="T15">d.</text:span>d<text:span text:style-name="T13">ata[i+1].prenom</text:span>}</text:p>
          </table:table-cell>
          <table:table-cell table:style-name="Table1.C3" office:value-type="string">
            <text:p text:style-name="P5">{<text:span text:style-name="T15">d.</text:span>d<text:span text:style-name="T13">ata[i+1].organisme</text:span>}</text:p>
          </table:table-cell>
          <table:table-cell table:style-name="Table1.D3" office:value-type="string">
            <text:p text:style-name="P5">{<text:span text:style-name="T15">d.</text:span>d<text:span text:style-name="T13">ata[i+1].proCourriel</text:span>}</text:p>
          </table:table-cell>
        </table:table-row>
      </table:table>
      <text:p text:style-name="Standard"/>
      <text:p text:style-name="P4"><text:bookmark text:name="_GoBac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161in" fo:min-width="0.0161in"><text:p text:style-name="MP2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relaud</meta:initial-creator>
    <dc:creator>Florent TETAUD</dc:creator>
    <meta:editing-cycles>11</meta:editing-cycles>
    <meta:creation-date>2017-06-06T07:02:00</meta:creation-date>
    <dc:date>2017-08-07T18:10:42.459330627</dc:date>
    <meta:editing-duration>PT26M16S</meta:editing-duration>
    <meta:generator>LibreOffice/4.3.3.2$Linux_X86_64 LibreOffice_project/430m0$Build-2</meta:generator>
    <meta:document-statistic meta:table-count="1" meta:image-count="0" meta:object-count="0" meta:page-count="1" meta:paragraph-count="15" meta:word-count="15" meta:character-count="275" meta:non-whitespace-character-count="27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